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5cm" fo:min-width="1.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19cm" fo:min-width="0.35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2cm" fo:min-width="0.35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12cm" fo:min-width="0.35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5cm" fo:min-width="0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04cm" fo:min-width="0.35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21cm" fo:min-width="0.464cm"/>
    </style:style>
    <style:style style:name="gr8" style:family="graphic" style:parent-style-name="standard">
      <style:graphic-properties draw:marker-start="Arrow" draw:marker-start-width="0.3cm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04cm" fo:min-width="0.12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03cm" fo:min-width="0.1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22cm" fo:min-width="0.26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7cm" fo:min-width="0.52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141cm" fo:min-width="0.16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141cm" fo:min-width="0.16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87cm" fo:min-width="0.24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002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003cm" fo:min-width="0cm"/>
    </style:style>
    <style:style style:name="gr19" style:family="graphic" style:parent-style-name="objectwithoutfill">
      <style:graphic-properties draw:fill="none" draw:fill-color="#ffffff" draw:textarea-vertical-align="middle"/>
    </style:style>
    <style:style style:name="gr20" style:family="graphic" style:parent-style-name="objectwithoutfill">
      <style:graphic-properties svg:stroke-color="#3333ff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7pt" style:text-underline-style="solid" style:text-underline-width="auto" style:text-underline-color="font-color" style:font-size-asian="7pt" style:font-size-complex="7pt"/>
    </style:style>
    <style:style style:name="P9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-color="#ffffff"/>
      <style:paragraph-properties fo:text-align="center"/>
      <style:text-properties fo:font-size="4pt" style:font-size-asian="4pt" style:font-size-complex="4pt"/>
    </style:style>
    <style:style style:name="P11" style:family="paragraph">
      <loext:graphic-properties draw:fill-color="#ffffff"/>
      <style:paragraph-properties fo:text-align="center"/>
      <style:text-properties fo:font-size="4pt" style:text-underline-style="solid" style:text-underline-width="auto" style:text-underline-color="font-color" style:font-size-asian="4pt" style:font-size-complex="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6" style:family="text">
      <style:text-properties fo:font-size="5.40000009536743pt" style:font-size-asian="5.40000009536743pt" style:font-size-complex="5.40000009536743pt"/>
    </style:style>
    <style:style style:name="T7" style:family="text">
      <style:text-properties fo:font-size="5.40000009536743pt" style:text-underline-style="solid" style:text-underline-width="auto" style:text-underline-color="font-color" style:font-size-asian="5.40000009536743pt" style:font-size-complex="5.40000009536743pt"/>
    </style:style>
    <style:style style:name="T8" style:family="text">
      <style:text-properties fo:font-size="4.40000009536743pt" style:font-size-asian="4.40000009536743pt" style:font-size-complex="4.40000009536743pt"/>
    </style:style>
    <style:style style:name="T9" style:family="text">
      <style:text-properties fo:font-size="4pt" style:font-size-asian="4pt" style:font-size-complex="4pt"/>
    </style:style>
    <style:style style:name="T10" style:family="text">
      <style:text-properties fo:font-size="4pt" style:text-underline-style="solid" style:text-underline-width="auto" style:text-underline-color="font-color" style:font-size-asian="4pt" style:font-size-complex="4pt"/>
    </style:style>
    <style:style style:name="T11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0.9cm" svg:x="8.499cm" svg:y="4.2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03cm" svg:height="0.521cm" svg:x="6.2cm" svg:y="3.688cm">
          <text:p text:style-name="P1"><text:span text:style-name="T1">resu</text:span><text:span text:style-name="T1">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7.242cm" svg:y="3.23cm">
          <text:p text:style-name="P1"><text:span text:style-name="T1">proj</text:span><text:span text:style-name="T1">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8.526cm" svg:y="3.1cm">
          <text:p text:style-name="P1"><text:span text:style-name="T1">DO</text:span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04cm" svg:height="0.522cm" svg:x="9.899cm" svg:y="3.1cm">
          <text:p text:style-name="P1"><text:span text:style-name="T1">int</text:span><text:span text:style-name="T1">er</text:span><text:span text:style-name="T1">es</text:span><text:span text:style-name="T1">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11.482cm" svg:y="3.421cm">
          <text:p text:style-name="P1"><text:span text:style-name="T1">sp</text:span><text:span text:style-name="T1">eci</text:span><text:span text:style-name="T1">ali</text:span><text:span text:style-name="T1">sa</text:span><text:span text:style-name="T1">tio</text:span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cm" svg:height="0.9cm" svg:x="4cm" svg:y="7.4cm">
          <text:p text:style-name="P1"><text:span text:style-name="T1">st</text:span><text:span text:style-name="T1">u</text:span><text:span text:style-name="T1">d</text:span><text:span text:style-name="T1">e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03cm" svg:height="0.522cm" svg:x="2.743cm" svg:y="6.43cm">
          <text:p text:style-name="P1"><text:span text:style-name="T1">proje</text:span><text:span text:style-name="T1">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4.027cm" svg:y="6.3cm">
          <text:p text:style-name="P1"><text:span text:style-name="T1">DO</text:span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cm" svg:height="0.9cm" svg:x="7.599cm" svg:y="7.4cm">
          <text:p text:style-name="P1"><text:span text:style-name="T1">pr</text:span><text:span text:style-name="T1">off</text:span><text:span text:style-name="T1">e</text:span><text:span text:style-name="T1">s</text:span><text:span text:style-name="T1">s</text:span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03cm" svg:height="0.521cm" svg:x="6.4cm" svg:y="6.679cm">
          <text:p text:style-name="P1"><text:span text:style-name="T2">Yrs of </text:span></text:p>
          <text:p text:style-name="P1"><text:span text:style-name="T2">experi</text:span><text:span text:style-name="T2">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9.9cm" svg:y="7.078cm">
          <text:p text:style-name="P1"><text:span text:style-name="T2">organ</text:span><text:span text:style-name="T2">isati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9.997cm" svg:y="7.978cm">
          <text:p text:style-name="P1"><text:span text:style-name="T3">Research</text:span></text:p>
          <text:p text:style-name="P1"><text:span text:style-name="T3"><text:s/></text:span><text:span text:style-name="T3">lin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cm" svg:height="0.9cm" svg:x="12.799cm" svg:y="7.4cm">
          <text:p text:style-name="P1"><text:span text:style-name="T1">pr</text:span><text:span text:style-name="T1">off</text:span><text:span text:style-name="T1">es</text:span><text:span text:style-name="T1">sio</text:span><text:span text:style-name="T1">nal</text:span><text:span text:style-name="T1">i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03cm" svg:height="0.521cm" svg:x="11.8cm" svg:y="8.6cm">
          <text:p text:style-name="P1"><text:span text:style-name="T1">or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13.597cm" svg:y="8.8cm">
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n</text:span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03cm" svg:height="0.522cm" svg:x="14.897cm" svg:y="8.478cm">
          <text:p text:style-name="P1"><text:span text:style-name="T1">r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cm" svg:height="1.8cm" svg:x="11.4cm" svg:y="10.6cm">
          <text:p text:style-name="P1"><text:span text:style-name="T4">pa</text:span><text:span text:style-name="T4">rti</text:span><text:span text:style-name="T4">ci</text:span><text:span text:style-name="T4">pa</text:span><text:span text:style-name="T4">te</text:span><text:span text:style-name="T4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1.8cm" svg:height="1.8cm" svg:x="4cm" svg:y="10.4cm">
          <text:p text:style-name="P1"><text:span text:style-name="T4">jo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1.9cm" svg:height="0.9cm" svg:x="3.399cm" svg:y="15.278cm">
          <text:p text:style-name="P1"><text:span text:style-name="T1">Gro</text:span><text:span text:style-name="T1">up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03cm" svg:height="0.521cm" svg:x="2.4cm" svg:y="16.478cm">
          <text:p text:style-name="P1"><text:span text:style-name="T2">A</text:span><text:span text:style-name="T2">d</text:span><text:span text:style-name="T2">m</text:span><text:span text:style-name="T2">in </text:span></text:p>
          <text:p text:style-name="P1"><text:span text:style-name="T2">N</text:span><text:span text:style-name="T2">a</text:span><text:span text:style-name="T2">m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03cm" svg:height="0.5cm" svg:x="3.5cm" svg:y="16.9cm">
          <text:p text:style-name="P1"><text:span text:style-name="T2">Date </text:span><text:span text:style-name="T2">of </text:span></text:p>
          <text:p text:style-name="P1"><text:span text:style-name="T2">format</text:span><text:span text:style-name="T2">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964cm" svg:height="0.471cm" svg:x="7.93cm" svg:y="14.22cm">
          <text:p text:style-name="P1"><text:span text:style-name="T4">P</text:span><text:span text:style-name="T4">os</text:span><text:span text:style-name="T4">t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9cm" svg:y1="7.4cm" svg:x2="9.4cm" svg:y2="5.1cm">
          <text:p/>
        </draw:line>
        <draw:line draw:style-name="gr8" draw:text-style-name="P2" draw:layer="layout" svg:x1="8.6cm" svg:y1="7.4cm" svg:x2="9.4cm" svg:y2="5.1cm">
          <text:p/>
        </draw:line>
        <draw:line draw:style-name="gr8" draw:text-style-name="P2" draw:layer="layout" svg:x1="13.8cm" svg:y1="7.4cm" svg:x2="9.4cm" svg:y2="5.1cm">
          <text:p/>
        </draw:line>
        <draw:custom-shape draw:style-name="gr6" draw:text-style-name="P6" draw:layer="layout" svg:width="1.203cm" svg:height="0.5cm" svg:x="1.6cm" svg:y="15.6cm">
          <text:p text:style-name="P5"><text:span text:style-name="T5">group_i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03cm" svg:height="0.5cm" svg:x="4.9cm" svg:y="16.7cm">
          <text:p text:style-name="P1"><text:span text:style-name="T2">purp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8cm" svg:height="1.8cm" svg:x="14.7cm" svg:y="10.6cm">
          <text:p text:style-name="P1"><text:span text:style-name="T4">coll</text:span><text:span text:style-name="T4">abr</text:span><text:span text:style-name="T4">ate</text:span><text:span text:style-name="T4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1.8cm" svg:height="1.8cm" svg:x="7.8cm" svg:y="10.5cm">
          <text:p text:style-name="P1"><text:span text:style-name="T4">Pos</text:span><text:span text:style-name="T4">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889cm" svg:height="0.5cm" svg:x="9.022cm" svg:y="14.501cm">
          <text:p text:style-name="P1"><text:span text:style-name="T6">domai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89cm" svg:height="0.5cm" svg:x="6.8cm" svg:y="14.154cm">
          <text:p text:style-name="P1"><text:span text:style-name="T6">da</text:span><text:span text:style-name="T6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89cm" svg:height="0.5cm" svg:x="6.889cm" svg:y="14.74cm">
          <text:p text:style-name="P1"><text:span text:style-name="T6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964cm" svg:height="0.471cm" svg:x="7.931cm" svg:y="14.22cm">
          <text:p text:style-name="P1"><text:span text:style-name="T4">Pos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889cm" svg:height="0.5cm" svg:x="9.023cm" svg:y="14.501cm">
          <text:p text:style-name="P1"><text:span text:style-name="T6">do</text:span><text:span text:style-name="T6">m</text:span><text:span text:style-name="T6">ai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89cm" svg:height="0.5cm" svg:x="9.111cm" svg:y="13.96cm">
          <text:p text:style-name="P1"><text:span text:style-name="T6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88cm" svg:height="0.499cm" svg:x="7.156cm" svg:y="13.7cm">
          <text:p text:style-name="P5"><text:span text:style-name="T7">Po</text:span><text:span text:style-name="T7">st </text:span><text:span text:style-name="T7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89cm" svg:height="0.5cm" svg:x="6.89cm" svg:y="14.74cm">
          <text:p text:style-name="P1"><text:span text:style-name="T6">Ui</text:span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5cm" svg:height="0.272cm" svg:x="8.121cm" svg:y="17.312cm">
          <text:p text:style-name="P1"><text:span text:style-name="T6">an</text:span><text:span text:style-name="T6">sw</text:span><text:span text:style-name="T6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706cm" svg:height="0.288cm" svg:x="8.494cm" svg:y="18.112cm">
          <text:p text:style-name="P1"><text:span text:style-name="T8">comment</text:span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06cm" svg:height="0.288cm" svg:x="7.647cm" svg:y="18.024cm">
          <text:p text:style-name="P1"><text:span text:style-name="T9">Up </text:span><text:span text:style-name="T9">vote</text:span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5cm" svg:height="0.272cm" svg:x="7.035cm" svg:y="17.3cm">
          <text:p text:style-name="P1"><text:span text:style-name="T3">que</text:span><text:span text:style-name="T3">s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706cm" svg:height="0.288cm" svg:x="6.208cm" svg:y="17.6cm">
          <text:p text:style-name="P1"><text:span text:style-name="T3"># of </text:span><text:span text:style-name="T3">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5cm" svg:height="0.272cm" svg:x="9.874cm" svg:y="17.4cm">
          <text:p text:style-name="P1"><text:span text:style-name="T6">art</text:span><text:span text:style-name="T6">icl</text:span><text:span text:style-name="T6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706cm" svg:height="0.288cm" svg:x="10.894cm" svg:y="17.7cm">
          <text:p text:style-name="P1"><text:span text:style-name="T8">sh</text:span><text:span text:style-name="T8">ar</text:span><text:span text:style-name="T8">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06cm" svg:height="0.288cm" svg:x="9.4cm" svg:y="18.112cm">
          <text:p text:style-name="P1"><text:span text:style-name="T8">com</text:span><text:span text:style-name="T8">men</text:span><text:span text:style-name="T8">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06cm" svg:height="0.288cm" svg:x="10.447cm" svg:y="18.112cm">
          <text:p text:style-name="P1"><text:span text:style-name="T8">Up </text:span><text:span text:style-name="T8">v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023cm" svg:height="0.52cm" svg:x="11.898cm" svg:y="13.574cm">
          <text:p text:style-name="P1"><text:span text:style-name="T4">P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943cm" svg:height="0.551cm" svg:x="10.7cm" svg:y="13.502cm">
          <text:p text:style-name="P1"><text:span text:style-name="T6">spon</text:span><text:span text:style-name="T6">s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943cm" svg:height="0.551cm" svg:x="13.057cm" svg:y="13.789cm">
          <text:p text:style-name="P1"><text:span text:style-name="T8">End </text:span><text:span text:style-name="T8">dat</text:span><text:span text:style-name="T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943cm" svg:height="0.551cm" svg:x="10.794cm" svg:y="14.149cm">
          <text:p text:style-name="P1"><text:span text:style-name="T6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023cm" svg:height="0.52cm" svg:x="11.899cm" svg:y="13.574cm">
          <text:p text:style-name="P1"><text:span text:style-name="T6">C</text:span><text:span text:style-name="T6">ha</text:span><text:span text:style-name="T6">lle</text:span><text:span text:style-name="T6">ge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942cm" svg:height="0.551cm" svg:x="12.869cm" svg:y="13.096cm">
          <text:p text:style-name="P1"><text:span text:style-name="T6">priz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943cm" svg:height="0.551cm" svg:x="11.077cm" svg:y="13cm">
          <text:p text:style-name="P5"><text:span text:style-name="T7">C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943cm" svg:height="0.551cm" svg:x="10.795cm" svg:y="14.149cm">
          <text:p text:style-name="P1"><text:span text:style-name="T9">Begi</text:span><text:span text:style-name="T9">n </text:span><text:span text:style-name="T9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4.271cm" svg:y="15.571cm">
          <text:p text:style-name="P1"><text:span text:style-name="T9">P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686cm" svg:height="0.356cm" svg:x="13.4cm" svg:y="15.525cm">
          <text:p text:style-name="P1"><text:span text:style-name="T9">spons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86cm" svg:height="0.356cm" svg:x="15.114cm" svg:y="15.711cm">
          <text:p text:style-name="P1"><text:span text:style-name="T9">End 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3.468cm" svg:y="15.943cm">
          <text:p text:style-name="P1"><text:span text:style-name="T9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4.272cm" svg:y="15.571cm">
          <text:p text:style-name="P1"><text:span text:style-name="T9">Challege</text:span><text:span text:style-name="T9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686cm" svg:height="0.357cm" svg:x="14.977cm" svg:y="15.262cm">
          <text:p text:style-name="P1"><text:span text:style-name="T9">priz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3.674cm" svg:y="15.2cm">
          <text:p text:style-name="P1"><text:span text:style-name="T9">C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3.469cm" svg:y="15.943cm">
          <text:p text:style-name="P1"><text:span text:style-name="T9">Be</text:span><text:span text:style-name="T9">gin </text:span><text:span text:style-name="T9">dat</text:span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4.272cm" svg:y="15.571cm">
          <text:p text:style-name="P1"><text:span text:style-name="T9">Po</text:span><text:span text:style-name="T9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686cm" svg:height="0.356cm" svg:x="13.401cm" svg:y="15.525cm">
          <text:p text:style-name="P1"><text:span text:style-name="T9">coordinat</text:span><text:span text:style-name="T9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86cm" svg:height="0.356cm" svg:x="15.115cm" svg:y="15.711cm">
          <text:p text:style-name="P1"><text:span text:style-name="T9">dom</text:span><text:span text:style-name="T9">a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3.469cm" svg:y="15.943cm">
          <text:p text:style-name="P1"><text:span text:style-name="T9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4.273cm" svg:y="15.571cm">
          <text:p text:style-name="P1"><text:span text:style-name="T9">Industrial</text:span></text:p>
          <text:p text:style-name="P1"><text:span text:style-name="T9">vis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686cm" svg:height="0.357cm" svg:x="14.978cm" svg:y="15.262cm">
          <text:p text:style-name="P1"><text:span text:style-name="T9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86cm" svg:height="0.357cm" svg:x="13.675cm" svg:y="15.2cm">
          <text:p text:style-name="P5"><text:span text:style-name="T10">i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3.47cm" svg:y="15.943cm">
          <text:p text:style-name="P1"><text:span text:style-name="T9">ven</text:span><text:span text:style-name="T9">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8.171cm" svg:y="13.771cm">
          <text:p text:style-name="P1"><text:span text:style-name="T9">P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686cm" svg:height="0.356cm" svg:x="17.3cm" svg:y="13.725cm">
          <text:p text:style-name="P1"><text:span text:style-name="T9">ve</text:span><text:span text:style-name="T9">nu</text:span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86cm" svg:height="0.356cm" svg:x="19.014cm" svg:y="13.911cm">
          <text:p text:style-name="P1"><text:span text:style-name="T9">End </text:span><text:span text:style-name="T9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7.368cm" svg:y="14.143cm">
          <text:p text:style-name="P1"><text:span text:style-name="T9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8.172cm" svg:y="13.771cm">
          <text:p text:style-name="P1"><text:span text:style-name="T9">proj</text:span><text:span text:style-name="T9">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686cm" svg:height="0.357cm" svg:x="18.877cm" svg:y="13.462cm">
          <text:p text:style-name="P1"><text:span text:style-name="T9">prize</text:span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7.574cm" svg:y="13.4cm">
          <text:p text:style-name="P1"><text:span text:style-name="T9">p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7.369cm" svg:y="14.143cm">
          <text:p text:style-name="P1"><text:span text:style-name="T9">Begin 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7.27cm" svg:y="16.071cm">
          <text:p text:style-name="P1"><text:span text:style-name="T9">Po</text:span><text:span text:style-name="T9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686cm" svg:height="0.356cm" svg:x="16.399cm" svg:y="16.025cm">
          <text:p text:style-name="P1"><text:span text:style-name="T9">sp</text:span><text:span text:style-name="T9">on</text:span><text:span text:style-name="T9">ser</text:span><text:span text:style-name="T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86cm" svg:height="0.356cm" svg:x="18.113cm" svg:y="16.211cm">
          <text:p text:style-name="P1"><text:span text:style-name="T9">End </text:span><text:span text:style-name="T9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6.467cm" svg:y="16.443cm">
          <text:p text:style-name="P1"><text:span text:style-name="T9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7.271cm" svg:y="16.071cm">
          <text:p text:style-name="P1"><text:span text:style-name="T9">Challe</text:span><text:span text:style-name="T9">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686cm" svg:height="0.357cm" svg:x="17.976cm" svg:y="15.762cm">
          <text:p text:style-name="P1"><text:span text:style-name="T9">priz</text:span><text:span text:style-name="T9">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6.673cm" svg:y="15.7cm">
          <text:p text:style-name="P1"><text:span text:style-name="T9">C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6.468cm" svg:y="16.443cm">
          <text:p text:style-name="P1"><text:span text:style-name="T9">Begin </text:span><text:span text:style-name="T9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7.271cm" svg:y="16.071cm">
          <text:p text:style-name="P1"><text:span text:style-name="T9">P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686cm" svg:height="0.356cm" svg:x="16.4cm" svg:y="16.025cm">
          <text:p text:style-name="P1"><text:span text:style-name="T9">O</text:span><text:span text:style-name="T9">r</text:span><text:span text:style-name="T9">g</text:span><text:span text:style-name="T9"> </text:span><text:span text:style-name="T9">n</text:span><text:span text:style-name="T9">a</text:span><text:span text:style-name="T9">m</text:span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686cm" svg:height="0.356cm" svg:x="18.114cm" svg:y="16.211cm">
          <text:p text:style-name="P1"><text:span text:style-name="T9">d</text:span><text:span text:style-name="T9">u</text:span><text:span text:style-name="T9">r</text:span><text:span text:style-name="T9">a</text:span><text:span text:style-name="T9">ti</text:span><text:span text:style-name="T9">o</text:span><text:span text:style-name="T9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6.468cm" svg:y="16.443cm">
          <text:p text:style-name="P1"><text:span text:style-name="T9">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744cm" svg:height="0.337cm" svg:x="17.272cm" svg:y="16.071cm">
          <text:p text:style-name="P1"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s</text:span><text:span text:style-name="T9">h</text:span><text:span text:style-name="T9">i</text:span><text:span text:style-name="T9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686cm" svg:height="0.357cm" svg:x="17.977cm" svg:y="15.762cm">
          <text:p text:style-name="P1"><text:span text:style-name="T9">de</text:span><text:span text:style-name="T9">s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86cm" svg:height="0.357cm" svg:x="16.674cm" svg:y="15.7cm">
          <text:p text:style-name="P5"><text:span text:style-name="T10">in_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86cm" svg:height="0.357cm" svg:x="16.469cm" svg:y="16.443cm">
          <text:p text:style-name="P1"><text:span text:style-name="T9">doma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2" draw:layer="layout" svg:x1="4.1cm" svg:y1="7.4cm" svg:x2="3.7cm" svg:y2="6.9cm">
          <text:p/>
        </draw:line>
        <draw:line draw:style-name="gr19" draw:text-style-name="P12" draw:layer="layout" svg:x1="4.6cm" svg:y1="7.4cm" svg:x2="4.6cm" svg:y2="6.8cm">
          <text:p/>
        </draw:line>
        <draw:line draw:style-name="gr19" draw:text-style-name="P12" draw:layer="layout" svg:x1="7.9cm" svg:y1="7.4cm" svg:x2="7.4cm" svg:y2="7.1cm">
          <text:p/>
        </draw:line>
        <draw:line draw:style-name="gr19" draw:text-style-name="P12" draw:layer="layout" svg:x1="9.5cm" svg:y1="7.6cm" svg:x2="10.1cm" svg:y2="7.5cm">
          <text:p/>
        </draw:line>
        <draw:line draw:style-name="gr19" draw:text-style-name="P12" draw:layer="layout" svg:x1="9.5cm" svg:y1="8cm" svg:x2="10.1cm" svg:y2="8.1cm">
          <text:p/>
        </draw:line>
        <draw:line draw:style-name="gr19" draw:text-style-name="P12" draw:layer="layout" svg:x1="12.6cm" svg:y1="8.6cm" svg:x2="13.5cm" svg:y2="8.3cm">
          <text:p/>
        </draw:line>
        <draw:line draw:style-name="gr19" draw:text-style-name="P12" draw:layer="layout" svg:x1="15.1cm" svg:y1="8.5cm" svg:x2="13.4cm" svg:y2="8.3cm">
          <text:p/>
        </draw:line>
        <draw:line draw:style-name="gr19" draw:text-style-name="P12" draw:layer="layout" svg:x1="13.9cm" svg:y1="8.8cm" svg:x2="13.5cm" svg:y2="8.3cm">
          <text:p/>
        </draw:line>
        <draw:line draw:style-name="gr19" draw:text-style-name="P12" draw:layer="layout" svg:x1="7cm" svg:y1="17.5cm" svg:x2="6.7cm" svg:y2="17.6cm">
          <text:p/>
        </draw:line>
        <draw:line draw:style-name="gr19" draw:text-style-name="P12" draw:layer="layout" svg:x1="8.4cm" svg:y1="17.6cm" svg:x2="8cm" svg:y2="18cm">
          <text:p/>
        </draw:line>
        <draw:line draw:style-name="gr19" draw:text-style-name="P12" draw:layer="layout" svg:x1="8.4cm" svg:y1="17.6cm" svg:x2="8.8cm" svg:y2="18.1cm">
          <text:p/>
        </draw:line>
        <draw:line draw:style-name="gr19" draw:text-style-name="P12" draw:layer="layout" svg:x1="10.2cm" svg:y1="17.7cm" svg:x2="9.8cm" svg:y2="18.1cm">
          <text:p/>
        </draw:line>
        <draw:line draw:style-name="gr19" draw:text-style-name="P12" draw:layer="layout" svg:x1="10.2cm" svg:y1="17.7cm" svg:x2="10.7cm" svg:y2="18.1cm">
          <text:p/>
        </draw:line>
        <draw:line draw:style-name="gr19" draw:text-style-name="P12" draw:layer="layout" svg:x1="10.2cm" svg:y1="17.7cm" svg:x2="10.9cm" svg:y2="17.8cm">
          <text:p/>
        </draw:line>
        <draw:line draw:style-name="gr19" draw:text-style-name="P12" draw:layer="layout" svg:x1="3.4cm" svg:y1="15.7cm" svg:x2="2.7cm" svg:y2="15.8cm">
          <text:p/>
        </draw:line>
        <draw:line draw:style-name="gr19" draw:text-style-name="P12" draw:layer="layout" svg:x1="3.7cm" svg:y1="16.2cm" svg:x2="3.3cm" svg:y2="16.5cm">
          <text:p/>
        </draw:line>
        <draw:line draw:style-name="gr19" draw:text-style-name="P12" draw:layer="layout" svg:x1="4.2cm" svg:y1="16.2cm" svg:x2="4.1cm" svg:y2="16.9cm">
          <text:p/>
        </draw:line>
        <draw:line draw:style-name="gr19" draw:text-style-name="P12" draw:layer="layout" svg:x1="4.6cm" svg:y1="16.2cm" svg:x2="5.3cm" svg:y2="16.7cm">
          <text:p/>
        </draw:line>
        <draw:line draw:style-name="gr19" draw:text-style-name="P12" draw:layer="layout" svg:x1="17.3cm" svg:y1="16.1cm" svg:x2="17.2cm" svg:y2="16cm">
          <text:p/>
        </draw:line>
        <draw:line draw:style-name="gr19" draw:text-style-name="P12" draw:layer="layout" svg:x1="17.3cm" svg:y1="16.2cm" svg:x2="17.1cm" svg:y2="16.2cm">
          <text:p/>
        </draw:line>
        <draw:line draw:style-name="gr19" draw:text-style-name="P12" draw:layer="layout" svg:x1="17.3cm" svg:y1="16.3cm" svg:x2="17cm" svg:y2="16.5cm">
          <text:p/>
        </draw:line>
        <draw:line draw:style-name="gr19" draw:text-style-name="P12" draw:layer="layout" svg:x1="18cm" svg:y1="16.2cm" svg:x2="18.1cm" svg:y2="16cm">
          <text:p/>
        </draw:line>
        <draw:line draw:style-name="gr19" draw:text-style-name="P12" draw:layer="layout" svg:x1="18cm" svg:y1="16.3cm" svg:x2="18.2cm" svg:y2="16.4cm">
          <text:p/>
        </draw:line>
        <draw:line draw:style-name="gr19" draw:text-style-name="P12" draw:layer="layout" svg:x1="18.2cm" svg:y1="13.8cm" svg:x2="18.1cm" svg:y2="13.7cm">
          <text:p/>
        </draw:line>
        <draw:line draw:style-name="gr19" draw:text-style-name="P12" draw:layer="layout" svg:x1="18.2cm" svg:y1="13.9cm" svg:x2="18cm" svg:y2="13.9cm">
          <text:p/>
        </draw:line>
        <draw:line draw:style-name="gr19" draw:text-style-name="P12" draw:layer="layout" svg:x1="18.2cm" svg:y1="14cm" svg:x2="18cm" svg:y2="14.2cm">
          <text:p/>
        </draw:line>
        <draw:line draw:style-name="gr19" draw:text-style-name="P12" draw:layer="layout" svg:x1="18.9cm" svg:y1="13.8cm" svg:x2="19.1cm" svg:y2="13.8cm">
          <text:p/>
        </draw:line>
        <draw:line draw:style-name="gr19" draw:text-style-name="P12" draw:layer="layout" svg:x1="18.9cm" svg:y1="13.9cm" svg:x2="19cm" svg:y2="14.1cm">
          <text:p/>
        </draw:line>
        <draw:line draw:style-name="gr19" draw:text-style-name="P12" draw:layer="layout" svg:x1="14.3cm" svg:y1="15.7cm" svg:x2="14.1cm" svg:y2="15.7cm">
          <text:p/>
        </draw:line>
        <draw:line draw:style-name="gr19" draw:text-style-name="P12" draw:layer="layout" svg:x1="14.3cm" svg:y1="15.9cm" svg:x2="14.1cm" svg:y2="16cm">
          <text:p/>
        </draw:line>
        <draw:line draw:style-name="gr19" draw:text-style-name="P12" draw:layer="layout" svg:x1="14.4cm" svg:y1="15.6cm" svg:x2="14.3cm" svg:y2="15.5cm">
          <text:p/>
        </draw:line>
        <draw:line draw:style-name="gr19" draw:text-style-name="P12" draw:layer="layout" svg:x1="14.9cm" svg:y1="15.6cm" svg:x2="15cm" svg:y2="15.5cm">
          <text:p/>
        </draw:line>
        <draw:line draw:style-name="gr19" draw:text-style-name="P12" draw:layer="layout" svg:x1="15cm" svg:y1="15.7cm" svg:x2="15.2cm" svg:y2="15.8cm">
          <text:p/>
        </draw:line>
        <draw:line draw:style-name="gr19" draw:text-style-name="P12" draw:layer="layout" svg:x1="11.9cm" svg:y1="13.8cm" svg:x2="11.6cm" svg:y2="13.8cm">
          <text:p/>
        </draw:line>
        <draw:line draw:style-name="gr19" draw:text-style-name="P12" draw:layer="layout" svg:x1="11.9cm" svg:y1="14cm" svg:x2="11.6cm" svg:y2="14.3cm">
          <text:p/>
        </draw:line>
        <draw:line draw:style-name="gr19" draw:text-style-name="P12" draw:layer="layout" svg:x1="11.9cm" svg:y1="13.6cm" svg:x2="11.8cm" svg:y2="13.5cm">
          <text:p/>
        </draw:line>
        <draw:line draw:style-name="gr19" draw:text-style-name="P12" draw:layer="layout" svg:x1="12.8cm" svg:y1="13.6cm" svg:x2="13cm" svg:y2="13.5cm">
          <text:p/>
        </draw:line>
        <draw:line draw:style-name="gr19" draw:text-style-name="P12" draw:layer="layout" svg:x1="12.9cm" svg:y1="13.9cm" svg:x2="13.1cm" svg:y2="14cm">
          <text:p/>
        </draw:line>
        <draw:line draw:style-name="gr19" draw:text-style-name="P12" draw:layer="layout" svg:x1="8.3cm" svg:y1="14.2cm" svg:x2="7.9cm" svg:y2="14.1cm">
          <text:p/>
        </draw:line>
        <draw:line draw:style-name="gr19" draw:text-style-name="P12" draw:layer="layout" svg:x1="8cm" svg:y1="14.5cm" svg:x2="7.7cm" svg:y2="14.4cm">
          <text:p/>
        </draw:line>
        <draw:line draw:style-name="gr19" draw:text-style-name="P12" draw:layer="layout" svg:x1="8.9cm" svg:y1="14.3cm" svg:x2="9.2cm" svg:y2="14.3cm">
          <text:p/>
        </draw:line>
        <draw:line draw:style-name="gr19" draw:text-style-name="P12" draw:layer="layout" svg:x1="8.9cm" svg:y1="14.5cm" svg:x2="9.1cm" svg:y2="14.6cm">
          <text:p/>
        </draw:line>
        <draw:line draw:style-name="gr19" draw:text-style-name="P12" draw:layer="layout" svg:x1="8cm" svg:y1="14.7cm" svg:x2="7.6cm" svg:y2="14.8cm">
          <text:p/>
        </draw:line>
        <draw:line draw:style-name="gr19" draw:text-style-name="P12" draw:layer="layout" svg:x1="8.5cm" svg:y1="4.5cm" svg:x2="7.3cm" svg:y2="4.1cm">
          <text:p/>
        </draw:line>
        <draw:line draw:style-name="gr19" draw:text-style-name="P12" draw:layer="layout" svg:x1="8.7cm" svg:y1="4.2cm" svg:x2="8.1cm" svg:y2="3.7cm">
          <text:p/>
        </draw:line>
        <draw:line draw:style-name="gr19" draw:text-style-name="P12" draw:layer="layout" svg:x1="9.2cm" svg:y1="4.2cm" svg:x2="9.2cm" svg:y2="3.6cm">
          <text:p/>
        </draw:line>
        <draw:line draw:style-name="gr19" draw:text-style-name="P12" draw:layer="layout" svg:x1="9.8cm" svg:y1="4.2cm" svg:x2="10.3cm" svg:y2="3.6cm">
          <text:p/>
        </draw:line>
        <draw:line draw:style-name="gr19" draw:text-style-name="P12" draw:layer="layout" svg:x1="10.4cm" svg:y1="4.4cm" svg:x2="11.7cm" svg:y2="3.9cm">
          <text:p/>
        </draw:line>
        <draw:line draw:style-name="gr19" draw:text-style-name="P12" draw:layer="layout" svg:x1="4.9cm" svg:y1="8.3cm" svg:x2="8.6cm" svg:y2="9.3cm">
          <text:p/>
        </draw:line>
        <draw:line draw:style-name="gr19" draw:text-style-name="P12" draw:layer="layout" svg:x1="8.5cm" svg:y1="9.3cm" svg:x2="8.5cm" svg:y2="8.3cm">
          <text:p/>
        </draw:line>
        <draw:line draw:style-name="gr19" draw:text-style-name="P12" draw:layer="layout" svg:x1="12.8cm" svg:y1="8.1cm" svg:x2="8.5cm" svg:y2="9.3cm">
          <text:p/>
        </draw:line>
        <draw:line draw:style-name="gr19" draw:text-style-name="P12" draw:layer="layout" svg:x1="4.8cm" svg:y1="10.4cm" svg:x2="8.5cm" svg:y2="9.3cm">
          <text:p/>
        </draw:line>
        <draw:line draw:style-name="gr19" draw:text-style-name="P12" draw:layer="layout" svg:x1="8.7cm" svg:y1="10.5cm" svg:x2="8.5cm" svg:y2="9.2cm">
          <text:p/>
        </draw:line>
        <draw:line draw:style-name="gr19" draw:text-style-name="P12" draw:layer="layout" svg:x1="12.3cm" svg:y1="10.6cm" svg:x2="8.6cm" svg:y2="9.3cm">
          <text:p/>
        </draw:line>
        <draw:line draw:style-name="gr19" draw:text-style-name="P12" draw:layer="layout" svg:x1="15.6cm" svg:y1="10.6cm" svg:x2="8.5cm" svg:y2="9.3cm">
          <text:p/>
        </draw:line>
        <draw:line draw:style-name="gr19" draw:text-style-name="P12" draw:layer="layout" svg:x1="4.5cm" svg:y1="15.3cm" svg:x2="4.9cm" svg:y2="12cm">
          <text:p/>
        </draw:line>
        <draw:line draw:style-name="gr19" draw:text-style-name="P12" draw:layer="layout" svg:x1="4.6cm" svg:y1="15.3cm" svg:x2="5cm" svg:y2="12cm">
          <text:p/>
        </draw:line>
        <draw:line draw:style-name="gr19" draw:text-style-name="P12" draw:layer="layout" svg:x1="8.5cm" svg:y1="14.2cm" svg:x2="8.6cm" svg:y2="12.2cm">
          <text:p/>
        </draw:line>
        <draw:line draw:style-name="gr19" draw:text-style-name="P12" draw:layer="layout" svg:x1="8.6cm" svg:y1="14.2cm" svg:x2="8.7cm" svg:y2="12.2cm">
          <text:p/>
        </draw:line>
        <draw:line draw:style-name="gr20" draw:text-style-name="P12" draw:layer="layout" svg:x1="8.4cm" svg:y1="14.7cm" svg:x2="7.4cm" svg:y2="17.3cm">
          <text:p/>
        </draw:line>
        <draw:line draw:style-name="gr20" draw:text-style-name="P12" draw:layer="layout" svg:x1="8.4cm" svg:y1="14.7cm" svg:x2="8.4cm" svg:y2="17.3cm">
          <text:p/>
        </draw:line>
        <draw:line draw:style-name="gr20" draw:text-style-name="P12" draw:layer="layout" svg:x1="8.4cm" svg:y1="14.7cm" svg:x2="10.3cm" svg:y2="17.4cm">
          <text:p/>
        </draw:line>
        <draw:line draw:style-name="gr19" draw:text-style-name="P12" draw:layer="layout" svg:x1="12.3cm" svg:y1="13.6cm" svg:x2="12.3cm" svg:y2="12.4cm">
          <text:p/>
        </draw:line>
        <draw:line draw:style-name="gr19" draw:text-style-name="P12" draw:layer="layout" svg:x1="12.4cm" svg:y1="13.6cm" svg:x2="12.4cm" svg:y2="12.4cm">
          <text:p/>
        </draw:line>
        <draw:line draw:style-name="gr19" draw:text-style-name="P12" draw:layer="layout" svg:x1="14.6cm" svg:y1="15.6cm" svg:x2="15.4cm" svg:y2="12.2cm">
          <text:p/>
        </draw:line>
        <draw:line draw:style-name="gr19" draw:text-style-name="P12" draw:layer="layout" svg:x1="14.7cm" svg:y1="15.6cm" svg:x2="15.5cm" svg:y2="12.2cm">
          <text:p/>
        </draw:line>
        <draw:line draw:style-name="gr19" draw:text-style-name="P12" draw:layer="layout" svg:x1="17.6cm" svg:y1="16.1cm" svg:x2="15.7cm" svg:y2="12.3cm">
          <text:p/>
        </draw:line>
        <draw:line draw:style-name="gr19" draw:text-style-name="P12" draw:layer="layout" svg:x1="17.7cm" svg:y1="16.1cm" svg:x2="15.8cm" svg:y2="12.3cm">
          <text:p/>
        </draw:line>
        <draw:line draw:style-name="gr19" draw:text-style-name="P12" draw:layer="layout" svg:x1="18.5cm" svg:y1="13.8cm" svg:x2="16.1cm" svg:y2="12cm">
          <text:p/>
        </draw:line>
        <draw:line draw:style-name="gr19" draw:text-style-name="P12" draw:layer="layout" svg:x1="18.5cm" svg:y1="13.8cm" svg:x2="16.1cm" svg:y2="12cm">
          <text:p/>
        </draw:line>
        <draw:line draw:style-name="gr19" draw:text-style-name="P12" draw:layer="layout" svg:x1="18.6cm" svg:y1="13.8cm" svg:x2="16.2cm" svg:y2="12cm">
          <text:p/>
        </draw:line>
        <draw:custom-shape draw:style-name="gr2" draw:text-style-name="P6" draw:layer="layout" svg:width="1.203cm" svg:height="0.521cm" svg:x="6.1cm" svg:y="4.379cm">
          <text:p text:style-name="P5"><text:span text:style-name="T11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3" draw:layer="layout" svg:x1="8.5cm" svg:y1="4.7cm" svg:x2="7.2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2:38:22.330165671</meta:creation-date>
    <dc:date>2017-03-13T17:31:50.602299985</dc:date>
    <meta:editing-duration>PT4M42S</meta:editing-duration>
    <meta:editing-cycles>2</meta:editing-cycles>
    <meta:generator>LibreOffice/5.1.4.2$Linux_X86_64 LibreOffice_project/10m0$Build-2</meta:generator>
    <meta:document-statistic meta:object-count="168"/>
  </office:meta>
</office:document-meta>
</file>